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/>
    </style:style>
    <style:style style:name="T2" style:parent-style-name="Основнойшрифтабзаца" style:family="text">
      <style:text-properties fo:font-weight="bold" style:font-weight-asian="bold"/>
    </style:style>
    <style:style style:name="P3" style:parent-style-name="Обычный" style:family="paragraph">
      <style:text-properties fo:font-weight="bold" style:font-weight-asian="bold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Обычный" style:family="paragraph">
      <style:text-properties fo:font-weight="bold" style:font-weight-asian="bold"/>
    </style:style>
  </office:automatic-styles>
  <office:body>
    <office:text text:use-soft-page-breaks="true">
      <text:p text:style-name="P1">Повестка дня:</text:p>
      <text:p text:style-name="Обычный">1. С выполнениями пожеланий не должно возникнуть трудностей, учитывая, что эти идеи были заложены в проект еще на создании названия, это можно аргументировать<text:s/>“"Умный список задач" с<text:s/><text:span text:style-name="T2">инновационными</text:span><text:s/>функциями”. Поэтому будем максимально и рационально опираться на желаниях пользователей и разработчиков.</text:p>
      <text:p text:style-name="Обычный">2. Для первого спринта, я бы взял задачи с высоким приоритетом, который поставлен в таблице, так же я бы опирался на сложность выполнения задач и делал бы в порядке: <text:s text:c="36"/>сложное -&gt;<text:s/>среднее<text:s/>-&gt;<text:s/>легкое. Так как в дальнейшем устранять баги у сложного и параллельно делать задачи, которые легче будет проще.</text:p>
      <text:p text:style-name="P3">Ключевые решения:</text:p>
      <text:p text:style-name="Обычный">1. В каком порядке я бы выполнял задачи ( нумерация (<text:span text:style-name="T4">USn</text:span><text:s/>-&gt;<text:s/><text:span text:style-name="T5">n</text:span>))<text:s/>7<text:s/>-&gt;2<text:s/>-&gt; 3 -&gt; 1 -&gt; 8 -&gt; 4 -&gt; 6 -&gt; <text:s/>5. Никакие задачи я бы не удалял, так как все предадут нашему проекту большую значимость, узнаваемость и функциональность.<text:s/></text:p>
      <text:p text:style-name="P6">В ходе мозгового штурма, возникли следующие вопросы:</text:p>
      <text:p text:style-name="Обычный">1. Сколько ресурсов уйдет на выполнение задач?</text:p>
      <text:p text:style-name="Обычный">2. Как быстро выполнятся задачи?</text:p>
      <text:p text:style-name="Обычный">3. Как качественно выполнятся задачи?</text:p>
      <text:p text:style-name="Обычный">4.<text:s/>Будет ли итог стоить потраченных сил и средств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as22</meta:initial-creator>
    <dc:creator>as22</dc:creator>
    <meta:creation-date>2025-09-30T10:45:00Z</meta:creation-date>
    <dc:date>2025-10-01T09:26:00Z</dc:date>
    <meta:template xlink:href="Normal.dotm" xlink:type="simple"/>
    <meta:editing-cycles>3</meta:editing-cycles>
    <meta:editing-duration>PT1560S</meta:editing-duration>
    <meta:document-statistic meta:page-count="1" meta:paragraph-count="2" meta:word-count="166" meta:character-count="1113" meta:row-count="7" meta:non-whitespace-character-count="949"/>
  </office:meta>
</office:document-meta>
</file>